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36.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22.00pt" fo:font-weight="bold" fo:font-family="Calibri" style:font-family-asian="Calibri" style:font-family-complex="Calibri" fo:background-color="transparent" style:use-window-font-color="true"/>
    </style:style>
    <style:style style:name="T4" style:family="text">
      <style:text-properties fo:font-size="14.00pt" fo:font-weight="normal" fo:font-family="'Bahnschrift SemiLight'" style:font-family-asian="'Bahnschrift SemiLight'" style:font-family-complex="'Bahnschrift SemiLight'" fo:background-color="transparent" style:use-window-font-color="true"/>
    </style:style>
    <style:style style:name="T5" style:family="text">
      <style:text-properties fo:font-size="14.00pt" fo:font-weight="bold" fo:font-family="Calibri" style:font-family-asian="Calibri" style:font-family-complex="Calibri" fo:background-color="transparent" style:use-window-font-color="true"/>
    </style:style>
    <style:style style:name="T6" style:family="text">
      <style:text-properties fo:font-size="14.00pt" fo:font-weight="normal" fo:font-family="'Bahnschrift SemiLight'" style:font-family-asian="'Bahnschrift SemiLight'" style:font-family-complex="'Bahnschrift SemiLight'"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22.00pt" fo:font-weight="bold" fo:font-family="'Bahnschrift SemiLight'" style:font-family-asian="'Bahnschrift SemiLight'" style:font-family-complex="'Bahnschrift SemiLight'" fo:background-color="transparent" style:use-window-font-color="true"/>
    </style:style>
    <style:style style:name="T9" style:family="text">
      <style:text-properties fo:font-size="14.00pt" fo:font-weight="normal" fo:font-family="'Bahnschrift SemiLight'" style:font-family-asian="'Bahnschrift SemiLight'" style:font-family-complex="'Bahnschrift SemiLight'"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20.00pt" fo:font-weight="bold" fo:font-family="'Bahnschrift SemiLight'" style:font-family-asian="'Bahnschrift SemiLight'" style:font-family-complex="'Bahnschrift SemiLight'" fo:background-color="transparent" style:use-window-font-color="true"/>
    </style:style>
    <style:style style:name="T12" style:family="text">
      <style:text-properties fo:font-size="14.00pt" fo:font-weight="normal" fo:font-family="'Bahnschrift SemiLight'" style:font-family-asian="'Bahnschrift SemiLight'" style:font-family-complex="'Bahnschrift SemiLight'"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22.00pt" fo:font-weight="bold" fo:font-family="'Bahnschrift SemiLight'" style:font-family-asian="'Bahnschrift SemiLight'" style:font-family-complex="'Bahnschrift SemiLight'" fo:background-color="transparent" style:use-window-font-color="true"/>
    </style:style>
    <style:style style:name="T15" style:family="text">
      <style:text-properties fo:font-size="20.00pt" fo:font-weight="bold" fo:font-family="'Bahnschrift SemiLight'" style:font-family-asian="'Bahnschrift SemiLight'" style:font-family-complex="'Bahnschrift SemiLight'" fo:background-color="transparent" style:use-window-font-color="true"/>
    </style:style>
    <style:style style:name="T16" style:family="text">
      <style:text-properties fo:font-size="14.00pt" fo:font-weight="normal" fo:font-family="'Bahnschrift SemiLight'" style:font-family-asian="'Bahnschrift SemiLight'" style:font-family-complex="'Bahnschrift SemiLight'" fo:background-color="transparent" style:use-window-font-color="true"/>
    </style:style>
    <style:style style:name="T17" style:family="text">
      <style:text-properties fo:font-size="20.00pt" fo:font-weight="bold" fo:font-family="'Bahnschrift SemiLight'" style:font-family-asian="'Bahnschrift SemiLight'" style:font-family-complex="'Bahnschrift SemiLight'"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22.00pt" fo:font-weight="bold"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22.00pt" fo:font-weight="bold"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26.00pt" fo:font-weight="bold"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26.00pt" fo:font-weight="bold" fo:font-family="Calibri" style:font-family-asian="Calibri" style:font-family-complex="Calibri" fo:background-color="transparent" style:use-window-font-color="true"/>
    </style:style>
    <style:style style:name="T26" style:family="text">
      <style:text-properties fo:font-size="18.00pt" fo:font-weight="normal" fo:font-family="Georgia" style:font-family-asian="Georgia" style:font-family-complex="Georgia" fo:background-color="transparent" style:use-window-font-color="true"/>
    </style:style>
    <style:style style:name="T27" style:family="text">
      <style:text-properties fo:font-size="18.00pt" fo:font-weight="normal" fo:font-family="Arial" style:font-family-asian="Arial" style:font-family-complex="Arial" fo:background-color="transparent" style:use-window-font-color="true"/>
    </style:style>
    <style:style style:name="T28" style:family="text">
      <style:text-properties fo:font-size="14.00pt"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8.00pt" fo:font-weight="normal" fo:font-family="Arial" style:font-family-asian="Arial" style:font-family-complex="Arial" fo:background-color="transparent" style:use-window-font-color="true"/>
    </style:style>
    <style:style style:name="T31" style:family="text">
      <style:text-properties fo:font-size="14.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8.00pt" fo:font-weight="normal" fo:font-family="Arial" style:font-family-asian="Arial" style:font-family-complex="Arial" fo:background-color="transparent" style:use-window-font-color="true"/>
    </style:style>
    <style:style style:name="T34" style:family="text">
      <style:text-properties fo:font-size="14.00pt"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8.00pt" fo:font-weight="normal" fo:font-family="Arial" style:font-family-asian="Arial" style:font-family-complex="Arial" fo:background-color="transparent" style:use-window-font-color="true"/>
    </style:style>
    <style:style style:name="T37" style:family="text">
      <style:text-properties fo:font-size="14.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8.00pt" fo:font-weight="normal" fo:font-family="Arial" style:font-family-asian="Arial" style:font-family-complex="Arial" fo:background-color="transparent" style:use-window-font-color="true"/>
    </style:style>
    <style:style style:name="T40" style:family="text">
      <style:text-properties fo:font-size="14.00pt" fo:font-weight="normal"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8.00pt" fo:font-weight="normal" fo:font-family="Arial" style:font-family-asian="Arial" style:font-family-complex="Arial" fo:background-color="transparent" style:use-window-font-color="true"/>
    </style:style>
    <style:style style:name="T43" style:family="text">
      <style:text-properties fo:font-size="14.00pt" fo:font-weight="normal"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24.00pt" fo:font-weight="bold" fo:font-family="Calibri" style:font-family-asian="Calibri" style:font-family-complex="Calibri" fo:background-color="transparent" style:use-window-font-color="true"/>
    </style:style>
    <style:style style:name="T46" style:family="text">
      <style:text-properties fo:font-size="14.00pt" fo:font-weight="normal"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8.00pt" fo:font-weight="normal" fo:font-family="Arial" style:font-family-asian="Arial" style:font-family-complex="Arial" fo:background-color="transparent" style:use-window-font-color="true"/>
    </style:style>
    <style:style style:name="T49" style:family="text">
      <style:text-properties fo:font-size="14.00pt" fo:font-weight="normal"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8.00pt" fo:font-weight="normal" fo:font-family="Arial" style:font-family-asian="Arial" style:font-family-complex="Arial" fo:background-color="transparent" style:use-window-font-color="true"/>
    </style:style>
    <style:style style:name="T52" style:family="text">
      <style:text-properties fo:font-size="14.00pt" fo:font-weight="normal" fo:font-family="Calibri" style:font-family-asian="Calibri" style:font-family-complex="Calibri"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8.00pt" fo:font-weight="normal" fo:font-family="Arial" style:font-family-asian="Arial" style:font-family-complex="Arial" fo:background-color="transparent" style:use-window-font-color="true"/>
    </style:style>
    <style:style style:name="T55" style:family="text">
      <style:text-properties fo:font-size="14.00pt" fo:font-weight="normal"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8.00pt" fo:font-weight="normal" fo:font-family="Arial" style:font-family-asian="Arial" style:font-family-complex="Arial" fo:background-color="transparent" style:use-window-font-color="true"/>
    </style:style>
    <style:style style:name="T58" style:family="text">
      <style:text-properties fo:font-size="14.00pt" fo:font-weight="normal" fo:font-family="Calibri" style:font-family-asian="Calibri" style:font-family-complex="Calibri"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8.00pt" fo:font-weight="normal" fo:font-family="Arial" style:font-family-asian="Arial" style:font-family-complex="Arial" fo:background-color="transparent" style:use-window-font-color="true"/>
    </style:style>
    <style:style style:name="T61" style:family="text">
      <style:text-properties fo:font-size="14.00pt" fo:font-weight="normal"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26.00pt" fo:font-weight="bold" fo:font-family="Calibri" style:font-family-asian="Calibri" style:font-family-complex="Calibri" fo:background-color="transparent" style:use-window-font-color="true"/>
    </style:style>
    <style:style style:name="T64" style:family="text">
      <style:text-properties fo:font-size="14.00pt" fo:font-weight="normal"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24.00pt" fo:font-weight="bold" fo:font-family="Calibri" style:font-family-asian="Calibri" style:font-family-complex="Calibri" fo:background-color="transparent" style:use-window-font-color="true"/>
    </style:style>
    <style:style style:name="T67" style:family="text">
      <style:text-properties fo:font-size="14.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26.00pt" fo:font-weight="bold"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tab-stops>
          <style:tab-stop style:position="4.50pt"/>
        </style:tab-stops>
      </style:paragraph-properties>
    </style:style>
    <style:style style:name="P2" style:family="paragraph">
      <style:paragraph-properties fo:line-height="100.00%" fo:text-align="left" fo:margin-bottom="10.00pt"/>
    </style:style>
    <text:list-style style:name="L3">
      <text:list-level-style-bullet text:level="1" text:bullet-char="•">
        <style:list-level-properties text:space-before="18.00pt" text:min-label-width="18.00pt"/>
        <style:text-properties fo:font-family="Symbol"/>
      </text:list-level-style-bullet>
    </text:list-style>
    <style:style style:name="P3" style:family="paragraph">
      <style:paragraph-properties fo:line-height="100.00%" fo:text-align="left" fo:margin-bottom="10.00pt"/>
    </style:style>
    <style:style style:name="P4" style:family="paragraph">
      <style:paragraph-properties fo:line-height="100.00%" fo:text-align="left" fo:margin-bottom="10.00pt"/>
    </style:style>
  </office:automatic-styles>
  <office:body>
    <office:text>
      <text:p text:style-name="P1"><text:span text:style-name="T1"><text:s text:c="3"/>GLOBAL<text:s text:c="2"/>AIR TRANSPORTATION</text:span></text:p>
      <text:p text:style-name="P2"><text:span text:style-name="T2"/></text:p>
      <text:p text:style-name="P2"><draw:frame text:anchor-type="as-char" svg:width="136.79mm" svg:height="89.96mm" style:rel-width="scale" style:rel-height="scale"><draw:object-ole xlink:href="OleObj1"/><draw:image xlink:href="ObjectReplacements/OleObj1"/></draw:frame><text:span text:style-name="T3"><text:s/>1.Introduction</text:span></text:p>
      <text:p text:style-name="P2"><text:span text:style-name="T4"><text:s text:c="6"/>The</text:span><text:span text:style-name="T5"><text:s/></text:span><text:span text:style-name="T6"><text:s/>Transportation<text:s text:c="2"/>clusters infographic is a force-directed map of the 3275 global airports and all of the connecting flight routes. designed by martin grandjean, each bubble sizes represnts the number of flight routes (37153 routes in total) based on openflights.org.data</text:span></text:p>
      <text:p text:style-name="P2"><text:span text:style-name="T7"/></text:p>
      <text:p text:style-name="P2"><text:span text:style-name="T8">1.1 Over view</text:span></text:p>
      <text:p text:style-name="P2"><text:span text:style-name="T9"><text:s text:c="7"/>This course will provide you with an overview of the air transportation system and illustrate the interdependence among its components: airlines, airports, civil aviation authorities and air navigation services. You will explore the complex system which is required in order to carry passengers and goods from point A to point B, and the organizations, people and technologies that make the air transport industry safe and sustainable.</text:span></text:p>
      <text:p text:style-name="P2"><text:span text:style-name="T10"/></text:p>
      <text:p text:style-name="P2"><text:span text:style-name="T11">1.2 Purpose</text:span></text:p>
      <text:p text:style-name="P2"><text:span text:style-name="T12"><text:s text:c="6"/>Air transport allows people from different countries to cross international boundaries and travel other countries for personal, business, medical, and tourism purposes.</text:span></text:p>
      <text:p text:style-name="P2"><text:span text:style-name="T13"/></text:p>
      <text:p text:style-name="P2"><text:span text:style-name="T14"><text:s/>2.<text:s/></text:span><text:span text:style-name="T15">Uses</text:span></text:p>
      <text:list text:style-name="L3">
        <text:list-item>
          <text:p text:style-name="P3"><text:span text:style-name="T16"><text:s text:c="5"/>Air transport allows people from different countries to cross international boundaries and travel other countries for personal, business, medical, and tourism purposes.</text:span></text:p>
        </text:list-item>
        <text:list-item>
          <text:p text:style-name="P3"><text:span text:style-name="T16"><text:s/>The importance of air transport lies in its ability as an economic engine to generate and support jobs, strengthen trade and connectivity between people and countries, promote tourism, and connect remote communities</text:span></text:p>
        </text:list-item>
      </text:list>
      <text:p text:style-name="P4"><text:span text:style-name="T17">3.Empathy map</text:span></text:p>
      <text:p text:style-name="P4"><draw:frame text:anchor-type="as-char" svg:width="130.70mm" svg:height="121.44mm" style:rel-width="scale" style:rel-height="scale"><draw:object-ole xlink:href="OleObj2"/><draw:image xlink:href="ObjectReplacements/OleObj2"/></draw:frame><text:span text:style-name="T18"/></text:p>
      <text:p text:style-name="P4"><text:span text:style-name="T19">4. BRAINSTORMING</text:span></text:p>
      <text:p text:style-name="P4"><text:span text:style-name="T20"/></text:p>
      <text:p text:style-name="P4"><draw:frame text:anchor-type="as-char" svg:width="152.40mm" svg:height="56.09mm" style:rel-width="scale" style:rel-height="scale"><draw:object-ole xlink:href="OleObj3"/><draw:image xlink:href="ObjectReplacements/OleObj3"/></draw:frame><text:span text:style-name="T20"/></text:p>
      <text:p text:style-name="P4"><text:span text:style-name="T20"/></text:p>
      <text:p text:style-name="P4"><text:span text:style-name="T21">5.RESULT</text:span></text:p>
      <text:p text:style-name="P4"><text:span text:style-name="T22"/></text:p>
      <text:p text:style-name="P4"><draw:frame text:anchor-type="as-char" svg:width="152.40mm" svg:height="85.73mm" style:rel-width="scale" style:rel-height="scale"><draw:object-ole xlink:href="OleObj4"/><draw:image xlink:href="ObjectReplacements/OleObj4"/></draw:frame><text:span text:style-name="T22"/></text:p>
      <text:p text:style-name="P4"><text:span text:style-name="T22"/></text:p>
      <text:p text:style-name="P4"><text:span text:style-name="T22"/></text:p>
      <text:p text:style-name="P4"><draw:frame text:anchor-type="as-char" svg:width="152.40mm" svg:height="85.73mm" style:rel-width="scale" style:rel-height="scale"><draw:object-ole xlink:href="OleObj5"/><draw:image xlink:href="ObjectReplacements/OleObj5"/></draw:frame><text:span text:style-name="T22"/></text:p>
      <text:p text:style-name="P4"><text:span text:style-name="T22"/></text:p>
      <text:p text:style-name="P4"><text:span text:style-name="T23">6. STORY</text:span></text:p>
      <text:p text:style-name="P4"><text:span text:style-name="T24"/></text:p>
      <text:p text:style-name="P4"><draw:frame text:anchor-type="as-char" svg:width="152.40mm" svg:height="85.73mm" style:rel-width="scale" style:rel-height="scale"><draw:object-ole xlink:href="OleObj6"/><draw:image xlink:href="ObjectReplacements/OleObj6"/></draw:frame><text:span text:style-name="T24"/></text:p>
      <text:p text:style-name="P4"><text:span text:style-name="T24"/></text:p>
      <text:p text:style-name="P4"><draw:frame text:anchor-type="as-char" svg:width="152.40mm" svg:height="85.73mm" style:rel-width="scale" style:rel-height="scale"><draw:object-ole xlink:href="OleObj7"/><draw:image xlink:href="ObjectReplacements/OleObj7"/></draw:frame><text:span text:style-name="T24"/></text:p>
      <text:p text:style-name="P4"><text:span text:style-name="T24"/></text:p>
      <text:p text:style-name="P4"><text:span text:style-name="T25">7. ADVANTAGES AND DISADVANTAGES</text:span></text:p>
      <text:p text:style-name="P4"><text:span text:style-name="T25">7.1 ADVANTAGES</text:span></text:p>
      <text:p text:style-name="P4"><text:span text:style-name="T26">1.<text:s/></text:span><text:span text:style-name="T27">HighSpeed</text:span></text:p>
      <text:p text:style-name="P4"><text:span text:style-name="T28"><text:s text:c="6"/>Air is the type of freight capable of traveling long distances in short periods of time. This makes this model an optimum choice if the client has an urgent need to ship a product or if their freight demands special standards of protection or acclimation. It is the quickest transport mode and is therefore ideal for long-distance transport of goods. It takes less time.</text:span></text:p>
      <text:p text:style-name="P4"><text:span text:style-name="T29"/></text:p>
      <text:p text:style-name="P4"><text:span text:style-name="T30">2. Fast Service</text:span></text:p>
      <text:p text:style-name="P4"><text:span text:style-name="T31"><text:s text:c="5"/>Air transportation offers convenient, reliable and fast services of transport. It is considered the cheapest way to ship peregrinated goods. It offers a standard, convenient, reliable and fast service.</text:span></text:p>
      <text:p text:style-name="P4"><text:span text:style-name="T32"/></text:p>
      <text:p text:style-name="P4"><text:span text:style-name="T33">3. Send almost everywhere your freight</text:span></text:p>
      <text:p text:style-name="P4"><text:span text:style-name="T34"><text:s text:c="5"/>In regions that are not readily accessible to other modes of transport, air transport is considered to be the only means of transport. Open to all regions, irrespective of land interference. A vast network of airlines covering nearly the whole globe is available for many airlines. This ensures that the package can be sent almost anywhere.</text:span></text:p>
      <text:p text:style-name="P4"><text:span text:style-name="T35"/></text:p>
      <text:p text:style-name="P4"><text:span text:style-name="T36">4. High Standard of Security</text:span></text:p>
      <text:p text:style-name="P4"><text:span text:style-name="T37"><text:s text:c="4"/>High standard of protection with a low risk of robbery and injury. Shipping by air has a high degree of security since airport safety restrictions on cargo are strictly enforced. Tightly controlled airport controls also minimise cargo theft and loss.</text:span></text:p>
      <text:p text:style-name="P4"><text:span text:style-name="T38"/></text:p>
      <text:p text:style-name="P4"><text:span text:style-name="T39">5. Natural Route</text:span></text:p>
      <text:p text:style-name="P4"><text:span text:style-name="T40"><text:s text:c="5"/>An aircraft can fly to any location without seeing any natural obstacles or barriers. Since customs formalities are easily compiled. It eliminates the need for more time to seek clearance. Air travel is used for relief operations during earthquakes, floods, accidents, and famines.</text:span></text:p>
      <text:p text:style-name="P4"><text:span text:style-name="T41"/></text:p>
      <text:p text:style-name="P4"><text:span text:style-name="T42"><text:s/>6. There is less need for heavy packaging</text:span></text:p>
      <text:p text:style-name="P4"><text:span text:style-name="T43"><text:s text:c="7"/>Air exports, in general, entail less hard packaging than ocean shipments. This ensures you save both time and money by not having to provide extra packaging services.</text:span></text:p>
      <text:p text:style-name="P4"><text:span text:style-name="T44"/></text:p>
      <text:p text:style-name="P4"><text:span text:style-name="T45">7.2 DISADVANTAGES</text:span></text:p>
      <text:p text:style-name="P4"><text:span text:style-name="T45"><text:s text:c="6"/></text:span><text:span text:style-name="T46">Climate conditions that are adverse: Extreme weather will cause planes to be grounded and airports to close, halting shipments for several days and rendering the service ineffective.</text:span></text:p>
      <text:p text:style-name="P4"><text:span text:style-name="T47"/></text:p>
      <text:p text:style-name="P4"><text:span text:style-name="T48">1. Risky</text:span></text:p>
      <text:p text:style-name="P4"><text:span text:style-name="T49"><text:s text:c="4"/>Air travel is the riskiest mode of transport, since there can be considerable losses to goods, customer and crews as a result of a minor crash. Compared to other means of travel, the risks of collisions are higher.</text:span></text:p>
      <text:p text:style-name="P4"><text:span text:style-name="T50"/></text:p>
      <text:p text:style-name="P4"><text:span text:style-name="T51">2. Cost</text:span></text:p>
      <text:p text:style-name="P4"><text:span text:style-name="T52"><text:s text:c="3"/>Air travel is considered to be the most expensive means of transportation. The cost of maintaining aircraft is higher and the costs for the building of aerodromes and avions are much higher. That’s why air travel is so expensive that it gets beyond ordinary people’s grasp.</text:span></text:p>
      <text:p text:style-name="P4"><text:span text:style-name="T53"/></text:p>
      <text:p text:style-name="P4"><text:span text:style-name="T54">3. Some Product Limitation</text:span></text:p>
      <text:p text:style-name="P4"><text:span text:style-name="T55"><text:s text:c="4"/>There is a whole variety of materials not suitable for such products, from explosives, gases, batteries, fired solids and liquids, which cannot be shipped by air to name but a few.</text:span></text:p>
      <text:p text:style-name="P4"><text:span text:style-name="T56"/></text:p>
      <text:p text:style-name="P4"><text:span text:style-name="T57">4. Capacity for Small Carriage</text:span></text:p>
      <text:p text:style-name="P4"><text:span text:style-name="T58"><text:s text:c="4"/>The aircraft have no room and therefore are not ideal for carriage of voluminous and cheaper materials. As is seen for rails, the load volume cannot be raised.</text:span></text:p>
      <text:p text:style-name="P4"><text:span text:style-name="T59"/></text:p>
      <text:p text:style-name="P4"><text:span text:style-name="T60">5. Enormous investment</text:span></text:p>
      <text:p text:style-name="P4"><text:span text:style-name="T61"><text:s text:c="5"/>Air travel calls for enormous spending in aerodrome building and servicing. It also calls for professional, qualified and qualified staff that need a significant investment.</text:span></text:p>
      <text:p text:style-name="P4"><text:span text:style-name="T62"/></text:p>
      <text:p text:style-name="P4"><text:span text:style-name="T63">8. CONCLUSION</text:span></text:p>
      <text:p text:style-name="P4"><text:span text:style-name="T63"><text:s text:c="6"/></text:span><text:span text:style-name="T64">The air transport industry is not only a vital engine of global socio-economic growth but is also of vital importance as a catalyst for economic development in most countries and for many regions within each country. Its importance arises not only from its ability to facilitate the movement of people but also its ability to expedite the movement of goods. Currently, rising operating costs, stoked by the high price of aviation fuel combined with slowing or even negative demand growth, will lead to dramatic restructuring of the airline industry and the collapse of many airlines especially smaller ones. Reduced access to air services for both passengers and freight may put many communities at a disadvantage.</text:span></text:p>
      <text:p text:style-name="P4"><text:span text:style-name="T65"/></text:p>
      <text:p text:style-name="P4"><text:span text:style-name="T66">9. FUTURE SCOPE</text:span></text:p>
      <text:p text:style-name="P4"><text:span text:style-name="T66"><text:s text:c="7"/>​</text:span><text:span text:style-name="T67">Mobility and its pillars of transport (air, inland and maritime) are at the very center of our socio-economic fabric. They underpin social connections and facilitate access to goods and services, including trade, jobs, health care and education. In today’s world, mobility by air, road and water is all about efficiencies, speed, interconnectivity and accessibility by all. </text:span></text:p>
      <text:p text:style-name="P4"><text:span text:style-name="T68"/></text:p>
      <text:p text:style-name="P4"><text:span text:style-name="T68"/></text:p>
      <text:p text:style-name="P4"><text:span text:style-name="T68"/></text:p>
      <text:p text:style-name="P4"><text:span text:style-name="T68"/></text:p>
      <text:p text:style-name="P4"><text:span text:style-name="T68"/></text:p>
      <text:p text:style-name="P4"><text:span text:style-name="T68"/></text:p>
      <text:p text:style-name="P4"><text:span text:style-name="T68"/></text:p>
      <text:p text:style-name="P4"><text:span text:style-name="T69"><text:s text:c="19"/>THANK YOU...! </text:span></text:p>
      <text:p text:style-name="P4"><text:span text:style-name="T70"/></text:p>
      <text:p text:style-name="P4"><text:span text:style-name="T70"/></text:p>
      <text:p text:style-name="P4"><text:span text:style-name="T70"/></text:p>
      <text:p text:style-name="P4"><text:span text:style-name="T70"/></text:p>
      <text:p text:style-name="P4"><text:span text:style-name="T70"/></text:p>
      <text:p text:style-name="P4"><text:span text:style-name="T7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